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9.91245E+015" calcext:value-type="float">
            <text:p>9.91245E+015</text:p>
          </table:table-cell>
          <table:table-cell office:value-type="float" office:value="0.00000535394" calcext:value-type="float">
            <text:p>5.3539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1788578552689" calcext:value-type="float">
            <text:p>0.068178857855269</text:p>
          </table:table-cell>
        </table:table-row>
        <table:table-row table:style-name="ro1">
          <table:table-cell office:value-type="float" office:value="3.11814E+016" calcext:value-type="float">
            <text:p>3.11814E+016</text:p>
          </table:table-cell>
          <table:table-cell office:value-type="float" office:value="0.00000124309" calcext:value-type="float">
            <text:p>1.2430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996782657081" calcext:value-type="float">
            <text:p>0.159996782657081</text:p>
          </table:table-cell>
        </table:table-row>
        <table:table-row table:style-name="ro1">
          <table:table-cell office:value-type="float" office:value="9.80021E+016" calcext:value-type="float">
            <text:p>9.80021E+016</text:p>
          </table:table-cell>
          <table:table-cell office:value-type="float" office:value="0.000000420315" calcext:value-type="float">
            <text:p>4.2031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440133711811" calcext:value-type="float">
            <text:p>0.250440133711811</text:p>
          </table:table-cell>
        </table:table-row>
        <table:table-row table:style-name="ro1">
          <table:table-cell office:value-type="float" office:value="3.10745E+017" calcext:value-type="float">
            <text:p>3.10745E+017</text:p>
          </table:table-cell>
          <table:table-cell office:value-type="float" office:value="0.000000224199" calcext:value-type="float">
            <text:p>2.24199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26286051798" calcext:value-type="float">
            <text:p>0.34226286051798</text:p>
          </table:table-cell>
        </table:table-row>
        <table:table-row table:style-name="ro1">
          <table:table-cell office:value-type="float" office:value="9.94099E+017" calcext:value-type="float">
            <text:p>9.94099E+017</text:p>
          </table:table-cell>
          <table:table-cell office:value-type="float" office:value="0.000000161582" calcext:value-type="float">
            <text:p>1.61582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8965276106247" calcext:value-type="float">
            <text:p>0.418965276106247</text:p>
          </table:table-cell>
        </table:table-row>
        <table:table-row table:style-name="ro1">
          <table:table-cell office:value-type="float" office:value="3.0936E+018" calcext:value-type="float">
            <text:p>3.0936E+018</text:p>
          </table:table-cell>
          <table:table-cell office:value-type="float" office:value="0.000000150329" calcext:value-type="float">
            <text:p>1.50329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719322245105" calcext:value-type="float">
            <text:p>0.530719322245105</text:p>
          </table:table-cell>
        </table:table-row>
        <table:table-row table:style-name="ro1">
          <table:table-cell office:value-type="float" office:value="9.71449E+018" calcext:value-type="float">
            <text:p>9.71449E+018</text:p>
          </table:table-cell>
          <table:table-cell office:value-type="float" office:value="0.000000163715" calcext:value-type="float">
            <text:p>1.63715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023476399049" calcext:value-type="float">
            <text:p>0.59023476399049</text:p>
          </table:table-cell>
        </table:table-row>
        <table:table-row table:style-name="ro1">
          <table:table-cell office:value-type="float" office:value="3.07805E+019" calcext:value-type="float">
            <text:p>3.07805E+019</text:p>
          </table:table-cell>
          <table:table-cell office:value-type="float" office:value="0.000000224543" calcext:value-type="float">
            <text:p>2.24543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7830508454229" calcext:value-type="float">
            <text:p>0.607830508454229</text:p>
          </table:table-cell>
        </table:table-row>
        <table:table-row table:style-name="ro1">
          <table:table-cell office:value-type="float" office:value="9.75192E+019" calcext:value-type="float">
            <text:p>9.75192E+019</text:p>
          </table:table-cell>
          <table:table-cell office:value-type="float" office:value="0.000000336398" calcext:value-type="float">
            <text:p>3.36398E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7866097309017" calcext:value-type="float">
            <text:p>0.617866097309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9.91245E+015" calcext:value-type="float">
            <text:p>9.91245E+015</text:p>
          </table:table-cell>
          <table:table-cell table:formula="of:=[.B1]/[.E1]" office:value-type="float" office:value="0.0000785278628657204" calcext:value-type="float">
            <text:p>7.85278628657204E-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1814E+016" calcext:value-type="float">
            <text:p>3.11814E+016</text:p>
          </table:table-cell>
          <table:table-cell table:formula="of:=[.B2]/[.E2]" office:value-type="float" office:value="0.00000776946873153253" calcext:value-type="float">
            <text:p>7.76946873153253E-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80021E+016" calcext:value-type="float">
            <text:p>9.80021E+016</text:p>
          </table:table-cell>
          <table:table-cell table:formula="of:=[.B3]/[.E3]" office:value-type="float" office:value="0.00000167830528506133" calcext:value-type="float">
            <text:p>1.67830528506133E-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10745E+017" calcext:value-type="float">
            <text:p>3.10745E+017</text:p>
          </table:table-cell>
          <table:table-cell table:formula="of:=[.B4]/[.E4]" office:value-type="float" office:value="0.000000655049162099263" calcext:value-type="float">
            <text:p>6.55049162099263E-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94099E+017" calcext:value-type="float">
            <text:p>9.94099E+017</text:p>
          </table:table-cell>
          <table:table-cell table:formula="of:=[.B5]/[.E5]" office:value-type="float" office:value="0.000000385669193164886" calcext:value-type="float">
            <text:p>3.85669193164886E-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936E+018" calcext:value-type="float">
            <text:p>3.0936E+018</text:p>
          </table:table-cell>
          <table:table-cell table:formula="of:=[.B6]/[.E6]" office:value-type="float" office:value="0.000000283255185366273" calcext:value-type="float">
            <text:p>2.83255185366273E-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71449E+018" calcext:value-type="float">
            <text:p>9.71449E+018</text:p>
          </table:table-cell>
          <table:table-cell table:formula="of:=[.B7]/[.E7]" office:value-type="float" office:value="0.000000277372682851053" calcext:value-type="float">
            <text:p>2.77372682851053E-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.07805E+019" calcext:value-type="float">
            <text:p>3.07805E+019</text:p>
          </table:table-cell>
          <table:table-cell table:formula="of:=[.B8]/[.E8]" office:value-type="float" office:value="0.000000369417126776072" calcext:value-type="float">
            <text:p>3.69417126776072E-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.75192E+019" calcext:value-type="float">
            <text:p>9.75192E+019</text:p>
          </table:table-cell>
          <table:table-cell table:formula="of:=[.B9]/[.E9]" office:value-type="float" office:value="0.000000544451300152427" calcext:value-type="float">
            <text:p>5.44451300152427E-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46:04.189873582</meta:creation-date>
    <dc:date>2019-04-09T16:16:23.485391434</dc:date>
    <meta:editing-duration>PT2H20M8S</meta:editing-duration>
    <meta:editing-cycles>1</meta:editing-cycles>
    <meta:document-statistic meta:table-count="1" meta:cell-count="81" meta:object-count="0"/>
    <meta:generator>LibreOffice/5.3.6.1$Linux_X86_64 LibreOffice_project/30$Build-1</meta:generator>
  </office:meta>
</office:document-meta>
</file>